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245cm" fo:margin-left="-0.191cm" table:align="left" style:writing-mode="lr-tb"/>
    </style:style>
    <style:style style:name="Tableau2.A" style:family="table-column">
      <style:table-column-properties style:column-width="8.12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ext_20_body">
      <style:paragraph-properties style:snap-to-layout-grid="false">
        <style:tab-stops>
          <style:tab-stop style:position="11.113cm"/>
          <style:tab-stop style:position="13.97cm" style:type="right"/>
        </style:tab-stops>
      </style:paragraph-properties>
    </style:style>
    <style:style style:name="P4" style:family="paragraph" style:parent-style-name="Text_20_body">
      <style:paragraph-properties fo:text-align="end" style:justify-single-word="false">
        <style:tab-stops>
          <style:tab-stop style:position="11.113cm"/>
          <style:tab-stop style:position="13.97cm" style:type="right"/>
        </style:tab-stops>
      </style:paragraph-properties>
    </style:style>
    <style:style style:name="P5" style:family="paragraph" style:parent-style-name="Text_20_body">
      <style:paragraph-properties fo:text-align="end" style:justify-single-word="false" style:snap-to-layout-grid="false">
        <style:tab-stops>
          <style:tab-stop style:position="11.113cm"/>
          <style:tab-stop style:position="13.97cm" style:type="right"/>
        </style:tab-stops>
      </style:paragraph-properties>
    </style:style>
    <style:style style:name="P6" style:family="paragraph" style:parent-style-name="Text_20_body">
      <style:text-properties fo:font-size="10pt" style:font-size-asian="10pt"/>
    </style:style>
    <style:style style:name="P7" style:family="paragraph" style:parent-style-name="Text_20_body">
      <style:text-properties fo:font-size="11pt" fo:font-weight="bold" style:font-size-asian="11pt" style:font-weight-asian="bold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ext_20_body">
      <style:text-properties fo:font-weight="bold" style:font-weight-asian="bol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fo:color="#ff0000"/>
    </style:style>
    <style:style style:name="P14" style:family="paragraph" style:parent-style-name="Text_20_body">
      <style:paragraph-properties fo:margin-left="2.251cm" fo:margin-right="0cm" fo:text-align="center" style:justify-single-word="false" fo:text-indent="0cm" style:auto-text-indent="false"/>
    </style:style>
    <style:style style:name="P15" style:family="paragraph" style:parent-style-name="Text_20_body">
      <style:paragraph-properties fo:margin-left="2.251cm" fo:margin-right="0cm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16" style:family="paragraph" style:parent-style-name="Text_20_body">
      <style:paragraph-properties fo:padding-left="0.141cm" fo:padding-right="0.141cm" fo:padding-top="0.035cm" fo:padding-bottom="0.035cm" fo:border="0.018cm solid #000000"/>
    </style:style>
    <style:style style:name="P17" style:family="paragraph" style:parent-style-name="Text_20_body">
      <style:paragraph-properties fo:padding-left="0.141cm" fo:padding-right="0.141cm" fo:padding-top="0.035cm" fo:padding-bottom="0.035cm" fo:border="0.018cm solid #000000"/>
      <style:text-properties fo:font-size="10pt" fo:font-weight="bold" style:font-size-asian="10pt" style:font-weight-asian="bold"/>
    </style:style>
    <style:style style:name="P18" style:family="paragraph" style:parent-style-name="Text_20_body">
      <style:paragraph-properties fo:text-align="center" style:justify-single-word="false" fo:padding-left="0.141cm" fo:padding-right="0.141cm" fo:padding-top="0.035cm" fo:padding-bottom="0.035cm" fo:border="0.018cm solid #000000"/>
      <style:text-properties fo:font-size="10pt" fo:font-weight="bold" style:font-size-asian="10pt" style:font-weight-asian="bold"/>
    </style:style>
    <style:style style:name="P19" style:family="paragraph" style:parent-style-name="Text_20_body">
      <style:paragraph-properties fo:padding-left="0.141cm" fo:padding-right="0.141cm" fo:padding-top="0.035cm" fo:padding-bottom="0.035cm" fo:border="0.018cm solid #000000"/>
      <style:text-properties fo:font-size="10pt" style:font-size-asian="10pt"/>
    </style:style>
    <style:style style:name="P20" style:family="paragraph" style:parent-style-name="Text_20_body">
      <style:paragraph-properties fo:padding-left="0.141cm" fo:padding-right="0.141cm" fo:padding-top="0.035cm" fo:padding-bottom="0.035cm" fo:border="0.018cm solid #000000"/>
      <style:text-properties fo:font-size="10pt" fo:language="de" fo:country="DE" style:font-size-asian="10pt"/>
    </style:style>
    <style:style style:name="P21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ff0000"/>
    </style:style>
    <style:style style:name="P22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ff0000" fo:font-size="10pt" style:font-size-asian="10pt"/>
    </style:style>
    <style:style style:name="P23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ff0000" fo:font-size="10pt" fo:font-weight="bold" style:font-size-asian="10pt" style:font-weight-asian="bold" style:font-weight-complex="bold"/>
    </style:style>
    <style:style style:name="P24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ff0000" fo:font-size="8pt" style:font-size-asian="8pt"/>
    </style:style>
    <style:style style:name="P25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ff0000" fo:font-size="8pt" fo:language="zxx" fo:country="none" style:text-underline-style="solid" style:text-underline-width="auto" style:text-underline-color="font-color" fo:font-weight="bold" style:font-size-asian="8pt" style:language-asian="zxx" style:country-asian="none" style:font-weight-asian="bold" style:font-weight-complex="bold"/>
    </style:style>
    <style:style style:name="P26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ff0000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P27" style:family="paragraph" style:parent-style-name="Text_20_body">
      <style:paragraph-properties fo:padding-left="0.141cm" fo:padding-right="0.141cm" fo:padding-top="0.035cm" fo:padding-bottom="0.035cm" fo:border="0.018cm solid #000000"/>
      <style:text-properties fo:font-size="8pt" style:font-size-asian="8pt"/>
    </style:style>
    <style:style style:name="P28" style:family="paragraph" style:parent-style-name="Text_20_body">
      <style:paragraph-properties fo:padding-left="0.141cm" fo:padding-right="0.141cm" fo:padding-top="0.035cm" fo:padding-bottom="0cm" fo:border="0.018cm solid #000000"/>
    </style:style>
    <style:style style:name="P29" style:family="paragraph" style:parent-style-name="Text_20_body">
      <style:paragraph-properties fo:text-align="center" style:justify-single-word="false" fo:padding-left="0.141cm" fo:padding-right="0.141cm" fo:padding-top="0.035cm" fo:padding-bottom="0cm" fo:border="0.018cm solid #000000"/>
      <style:text-properties fo:font-size="10pt" fo:font-weight="bold" style:font-size-asian="10pt" style:font-weight-asian="bold" style:font-weight-complex="bold"/>
    </style:style>
    <style:style style:name="P30" style:family="paragraph" style:parent-style-name="Text_20_body">
      <style:paragraph-properties fo:padding-left="0.141cm" fo:padding-right="0.141cm" fo:padding-top="0.035cm" fo:padding-bottom="0cm" fo:border="0.018cm solid #000000"/>
      <style:text-properties fo:font-size="10pt" style:font-size-asian="10pt"/>
    </style:style>
    <style:style style:name="P31" style:family="paragraph" style:parent-style-name="Text_20_body">
      <style:paragraph-properties fo:padding-left="0.141cm" fo:padding-right="0.141cm" fo:padding-top="0.035cm" fo:padding-bottom="0cm" fo:border="0.018cm solid #000000"/>
      <style:text-properties fo:font-size="8pt" style:font-size-asian="8pt"/>
    </style:style>
    <style:style style:name="P32" style:family="paragraph" style:parent-style-name="Text_20_body">
      <style:paragraph-properties fo:padding-left="0.141cm" fo:padding-right="0.141cm" fo:padding-top="0.035cm" fo:padding-bottom="0cm" fo:border="0.018cm solid #000000"/>
      <style:text-properties fo:color="#ff0000" fo:font-size="10pt" fo:font-weight="bold" style:font-size-asian="10pt" style:font-weight-asian="bold"/>
    </style:style>
    <style:style style:name="P33" style:family="paragraph" style:parent-style-name="Text_20_body">
      <style:paragraph-properties fo:padding-left="0.141cm" fo:padding-right="0.141cm" fo:padding-top="0cm" fo:padding-bottom="0.035cm" fo:border="0.018cm solid #000000"/>
    </style:style>
    <style:style style:name="P34" style:family="paragraph" style:parent-style-name="Text_20_body">
      <style:paragraph-properties fo:padding-left="0.141cm" fo:padding-right="0.141cm" fo:padding-top="0cm" fo:padding-bottom="0.035cm" fo:border="0.018cm solid #000000"/>
      <style:text-properties fo:font-size="8pt" fo:font-weight="bold" style:font-size-asian="8pt" style:font-weight-asian="bold" style:font-weight-complex="bold"/>
    </style:style>
    <style:style style:name="P35" style:family="paragraph" style:parent-style-name="Text_20_body">
      <style:paragraph-properties fo:padding-left="0.141cm" fo:padding-right="0.141cm" fo:padding-top="0cm" fo:padding-bottom="0.035cm" fo:border="0.018cm solid #000000"/>
      <style:text-properties fo:font-size="10pt" style:font-size-asian="10pt"/>
    </style:style>
    <style:style style:name="P36" style:family="paragraph" style:parent-style-name="Text_20_body">
      <style:paragraph-properties fo:padding-left="0.141cm" fo:padding-right="0.141cm" fo:padding-top="0cm" fo:padding-bottom="0.035cm" fo:border="0.018cm solid #000000"/>
      <style:text-properties fo:color="#ff0000" fo:font-size="10pt" fo:font-weight="bold" style:font-size-asian="10pt" style:font-weight-asian="bold" style:font-weight-complex="bold"/>
    </style:style>
    <style:style style:name="P37" style:family="paragraph" style:parent-style-name="Text_20_body">
      <style:paragraph-properties fo:padding-left="0.141cm" fo:padding-right="0.141cm" fo:padding-top="0cm" fo:padding-bottom="0.035cm" fo:border="0.018cm solid #000000"/>
      <style:text-properties fo:color="#ff0000" fo:font-size="10pt" style:font-size-asian="10pt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Text_20_body">
      <style:paragraph-properties fo:padding-left="0.141cm" fo:padding-right="0.141cm" fo:padding-top="0.071cm" fo:padding-bottom="0.318cm" fo:border="0.018cm solid #000000"/>
    </style:style>
    <style:style style:name="P40" style:family="paragraph" style:parent-style-name="Text_20_body">
      <style:paragraph-properties fo:padding-left="0.141cm" fo:padding-right="0.141cm" fo:padding-top="0.071cm" fo:padding-bottom="0.318cm" fo:border="0.018cm solid #000000"/>
      <style:text-properties fo:color="#ff0000"/>
    </style:style>
    <style:style style:name="P41" style:family="paragraph" style:parent-style-name="Text_20_body">
      <style:paragraph-properties fo:padding-left="0.141cm" fo:padding-right="0.141cm" fo:padding-top="0.071cm" fo:padding-bottom="0.318cm" fo:border="0.018cm solid #000000"/>
      <style:text-properties fo:color="#ff0000" fo:font-size="8pt" style:text-underline-style="solid" style:text-underline-width="auto" style:text-underline-color="font-color" fo:font-weight="bold" style:font-size-asian="8pt" style:font-weight-asian="bold" style:font-weight-complex="bold"/>
    </style:style>
    <style:style style:name="P42" style:family="paragraph" style:parent-style-name="Text_20_body">
      <style:paragraph-properties fo:padding-left="0.141cm" fo:padding-right="0.141cm" fo:padding-top="0.035cm" fo:padding-bottom="0.035cm" fo:border="0.018cm solid #000000"/>
      <style:text-properties fo:color="#000000" fo:font-size="10pt" style:font-size-asian="10pt"/>
    </style:style>
    <style:style style:name="P43" style:family="paragraph">
      <style:paragraph-properties style:writing-mode="lr-tb"/>
    </style:style>
    <style:style style:name="T1" style:family="text">
      <style:text-properties fo:color="#ff0000"/>
    </style:style>
    <style:style style:name="T2" style:family="text">
      <style:text-properties fo:color="#ff0000" fo:font-size="12pt" style:font-size-asian="12pt"/>
    </style:style>
    <style:style style:name="T3" style:family="text">
      <style:text-properties fo:color="#ff0000" fo:font-size="10pt" style:font-size-asian="10pt"/>
    </style:style>
    <style:style style:name="T4" style:family="text">
      <style:text-properties fo:color="#ff0000" fo:font-size="10pt" fo:font-weight="bold" style:font-size-asian="10pt" style:font-weight-asian="bold"/>
    </style:style>
    <style:style style:name="T5" style:family="text">
      <style:text-properties fo:color="#ff0000" fo:font-size="10pt" fo:font-weight="bold" style:font-size-asian="10pt" style:font-weight-asian="bold" style:font-weight-complex="bold"/>
    </style:style>
    <style:style style:name="T6" style:family="text">
      <style:text-properties fo:color="#ff0000" fo:font-size="10pt" fo:language="de" fo:country="DE" fo:font-weight="bold" style:font-size-asian="10pt" style:font-weight-asian="bold"/>
    </style:style>
    <style:style style:name="T7" style:family="text">
      <style:text-properties fo:color="#ff0000" fo:font-size="10pt" style:text-underline-style="solid" style:text-underline-width="auto" style:text-underline-color="font-color" fo:font-weight="bold" style:font-size-asian="10pt" style:font-weight-asian="bold" style:font-weight-complex="bold"/>
    </style:style>
    <style:style style:name="T8" style:family="text">
      <style:text-properties fo:color="#ff0000" style:font-name="Symbol"/>
    </style:style>
    <style:style style:name="T9" style:family="text">
      <style:text-properties fo:color="#ff0000" style:font-name="Symbol" fo:font-size="10pt" style:font-size-asian="10pt"/>
    </style:style>
    <style:style style:name="T10" style:family="text">
      <style:text-properties fo:color="#ff0000" style:font-name="Symbol" fo:font-size="16pt" style:font-size-asian="16pt"/>
    </style:style>
    <style:style style:name="T11" style:family="text">
      <style:text-properties fo:color="#ff0000" fo:font-size="11pt" style:font-size-asian="11pt"/>
    </style:style>
    <style:style style:name="T12" style:family="text">
      <style:text-properties fo:color="#ff0000" fo:font-size="16pt" style:font-size-asian="16pt"/>
    </style:style>
    <style:style style:name="T13" style:family="text">
      <style:text-properties fo:color="#ff0000" fo:font-weight="bold" style:font-weight-asian="bold" style:font-weight-complex="bold"/>
    </style:style>
    <style:style style:name="T14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12pt" style:font-size-asian="12pt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font-weight-complex="bold"/>
    </style:style>
    <style:style style:name="T19" style:family="text">
      <style:text-properties fo:font-size="10pt" fo:font-weight="bold" style:font-size-asian="10pt" style:font-weight-asian="bold"/>
    </style:style>
    <style:style style:name="T20" style:family="text">
      <style:text-properties fo:font-size="10pt" fo:font-weight="bold" style:font-size-asian="10pt" style:font-weight-asian="bold" style:font-weight-complex="bold"/>
    </style:style>
    <style:style style:name="T21" style:family="text">
      <style:text-properties fo:font-size="10pt" fo:language="de" fo:country="DE" style:font-size-asian="10pt"/>
    </style:style>
    <style:style style:name="T22" style:family="text">
      <style:text-properties style:font-name="Symbol"/>
    </style:style>
    <style:style style:name="T23" style:family="text">
      <style:text-properties style:font-name="Symbol" fo:font-size="10pt" style:font-size-asian="10pt"/>
    </style:style>
    <style:style style:name="T24" style:family="text">
      <style:text-properties style:font-name="Symbol" fo:font-size="16pt" style:font-size-asian="16pt"/>
    </style:style>
    <style:style style:name="T25" style:family="text">
      <style:text-properties fo:font-size="14pt" fo:font-weight="bold" style:font-size-asian="14pt" style:font-weight-asian="bold"/>
    </style:style>
    <style:style style:name="T26" style:family="text">
      <style:text-properties fo:font-size="14pt" style:font-size-asian="14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variant="small-caps" fo:font-size="10pt" style:font-size-asian="10pt" style:font-size-complex="10pt" style:font-weight-complex="bold"/>
    </style:style>
    <style:style style:name="T29" style:family="text">
      <style:text-properties fo:font-variant="small-caps" fo:font-size="10pt" style:text-underline-style="solid" style:text-underline-width="auto" style:text-underline-color="font-color" style:font-size-asian="10pt" style:font-size-complex="10pt" style:font-weight-complex="bold"/>
    </style:style>
    <style:style style:name="T30" style:family="text">
      <style:text-properties fo:font-size="16pt" style:font-size-asian="16pt"/>
    </style:style>
    <style:style style:name="T31" style:family="text">
      <style:text-properties fo:color="#000000" fo:font-size="10pt" fo:font-weight="bold" style:font-size-asian="10pt" style:font-weight-asian="bold"/>
    </style:style>
    <style:style style:name="T32" style:family="text">
      <style:text-properties fo:color="#000000" fo:font-size="10pt" style:font-size-asian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0000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" text:name="foyer_sitfam"/>
      </text:user-field-decls>
      <text:section text:style-name="Sect1" text:name="apre"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P3"><draw:custom-shape text:anchor-type="char" draw:z-index="0" draw:style-name="gr1" draw:text-style-name="P43" svg:width="3.176cm" svg:height="0.318cm" svg:x="3.81cm" svg:y="0.079cm"><text:p/><draw:enhanced-geometry svg:viewBox="0 0 21600 21600" draw:type="rectangle" draw:enhanced-path="M 0 0 L 21600 0 21600 21600 0 21600 0 0 Z N"/></draw:custom-shape><text:span text:style-name="T2">Numéro de dossier</text:span><text:span text:style-name="T15"> : </text:span></text:p>
            </table:table-cell>
            <table:table-cell table:style-name="Tableau2.A1" office:value-type="string">
              <text:p text:style-name="P5"><text:span text:style-name="T3">FORMATIONS </text:span><text:span text:style-name="T8"></text:span></text:p>
              <text:p text:style-name="P4"><text:span text:style-name="T3">AUTRES</text:span><text:span text:style-name="T16"> </text:span><text:span text:style-name="T22"></text:span></text:p>
            </table:table-cell>
          </table:table-row>
        </table:table>
        <text:p text:style-name="P14"><text:span text:style-name="T25">DEMANDE</text:span><text:span text:style-name="T26"> </text:span><text:span text:style-name="T25">D’AIDE PERSONNALISEE DE RETOUR</text:span></text:p>
        <text:p text:style-name="P15">A L’EMPLOI (APRE)*</text:p>
        <text:p text:style-name="P6"/>
        <text:p text:style-name="P7">DATE D’ENVOI DE LA DEMANDE  AU CG :………………………………………..</text:p>
        <text:p text:style-name="P8"/>
        <text:p text:style-name="P18">IDENTITE DU BENEFICIAIRE DE LA DEMANDE :</text:p>
        <text:p text:style-name="P17"/>
        <text:p text:style-name="P16"><text:span text:style-name="T4">Nom</text:span><text:span text:style-name="T19"> : <text:s text:c="2"/></text:span><text:span text:style-name="T19"><text:user-field-get text:name="personne_nom"/></text:span><text:span text:style-name="T16"><text:tab/><text:tab/><text:tab/><text:tab/></text:span><text:span text:style-name="T4">Prénom </text:span><text:span text:style-name="T19">: </text:span><text:span text:style-name="T19"><text:user-field-get text:name="personne_prenom"/></text:span></text:p>
        <text:p text:style-name="P19"/>
        <text:p text:style-name="P16"><text:span text:style-name="T4">Date de naissance</text:span><text:span text:style-name="T19"> :</text:span><text:span text:style-name="T16"> </text:span><text:span text:style-name="T16"><text:user-field-get text:name="personne_dtnai"/></text:span><text:span text:style-name="T16">………<text:tab/><text:tab/></text:span><text:span text:style-name="T6">H</text:span><text:span text:style-name="T21"><text:tab/></text:span><text:span text:style-name="T23"></text:span><text:span text:style-name="T21"><text:tab/></text:span><text:span text:style-name="T6">F</text:span><text:span text:style-name="T21"><text:tab/></text:span><text:span text:style-name="T23"></text:span></text:p>
        <text:p text:style-name="P20"/>
        <text:p text:style-name="P16"><text:span text:style-name="T4">Adresse :</text:span><text:span text:style-name="T19"><text:tab/></text:span><text:span text:style-name="T31"><text:user-field-get text:name="adresse_numvoie"/></text:span><text:span text:style-name="T32"> <text:s text:c="2"/></text:span><text:span text:style-name="T32"><text:user-field-get text:name="adresse_typevoie"/></text:span><text:span text:style-name="T32"> <text:s/></text:span><text:span text:style-name="T32"><text:user-field-get text:name="adresse_nomvoie"/></text:span><text:span text:style-name="T32"> <text:s/></text:span><text:span text:style-name="T32"><text:user-field-get text:name="adresse_complideadr"/></text:span><text:span text:style-name="T32"> <text:s/></text:span><text:span text:style-name="T32"><text:user-field-get text:name="adresse_compladr"/></text:span><text:span text:style-name="T32"> <text:s/></text:span></text:p>
        <text:p text:style-name="P42"><text:tab/><text:tab/><text:user-field-get text:name="adresse_codepos"/> <text:s text:c="2"/><text:user-field-get text:name="adresse_locaadr"/></text:p>
        <text:p text:style-name="P11"/>
        <text:p text:style-name="P18">SITUATION ADMINISTRATIVE DU BENEFICIAIRE :</text:p>
        <text:p text:style-name="P17"/>
        <text:p text:style-name="P16"><text:span text:style-name="T4">N° Matricule C.A.F</text:span><text:span text:style-name="T19"> :</text:span><text:span text:style-name="T16"> </text:span><text:span text:style-name="T16"><text:user-field-get text:name="dossier_matricule"/></text:span></text:p>
        <text:p text:style-name="P19"/>
        <text:p text:style-name="P16"><text:span text:style-name="T4">Situation familiale</text:span><text:span text:style-name="T19"> : </text:span><text:span text:style-name="T19"><text:user-field-get text:name="foyer_sitfam"/></text:span><text:span text:style-name="T16"><text:tab/></text:span><text:span text:style-name="T4">Nbre d’enfants</text:span><text:span text:style-name="T19"> : </text:span><text:span text:style-name="T16">……………..</text:span></text:p>
        <text:p text:style-name="P19"/>
        <text:p text:style-name="P16"><text:span text:style-name="T19">Logement : <text:tab/> <text:s text:c="2"/>Propriétaire<text:tab/> <text:s text:c="13"/></text:span><text:span text:style-name="T23"></text:span><text:span text:style-name="T16"> <text:s text:c="4"/></text:span><text:span text:style-name="T19">Locataire<text:tab/></text:span><text:span text:style-name="T23"></text:span><text:span text:style-name="T19"><text:tab/>Hébergé<text:tab/></text:span><text:span text:style-name="T23"></text:span></text:p>
        <text:p text:style-name="P16"><text:span text:style-name="T16"><text:tab/><text:tab/><text:tab/></text:span><text:span text:style-name="T19">SDF<text:tab/><text:tab/></text:span><text:span text:style-name="T23"></text:span><text:span text:style-name="T19"><text:tab/>Autres<text:tab/></text:span><text:span text:style-name="T23"></text:span><text:span text:style-name="T16"> <text:s text:c="11"/></text:span><text:span text:style-name="T19">Préciser : </text:span><text:span text:style-name="T16">…………………………</text:span></text:p>
        <text:p text:style-name="P19"/>
        <text:p text:style-name="P16"><text:span text:style-name="T19">Date de validation du contrat d’engagement réciproque par le Président du Conseil général</text:span><text:span text:style-name="T16"> :………………………</text:span></text:p>
        <text:p text:style-name="P18">PARCOURS DU BENEFICIAIRE :</text:p>
        <text:p text:style-name="P17"/>
        <text:p text:style-name="P16"><text:span text:style-name="T19">Date de dernière cessation d’activité :</text:span><text:span text:style-name="T16"> ……………………………………………………………………...…….</text:span></text:p>
        <text:p text:style-name="P19"/>
        <text:p text:style-name="P16"><text:span text:style-name="T19">Ancienneté à Pôle emploi : </text:span><text:span text:style-name="T16">…………………………………………………………………………………...……</text:span></text:p>
        <text:p text:style-name="P19"/>
        <text:p text:style-name="P16"><text:span text:style-name="T4">Niveau d’étude</text:span><text:span text:style-name="T19"> :</text:span><text:span text:style-name="T16">………………………………………………………………………………………………….…</text:span></text:p>
        <text:p text:style-name="P19"/>
        <text:p text:style-name="P16"><text:span text:style-name="T19">Projet professionnel :</text:span><text:span text:style-name="T16">…………………………………………………………………………….…………….…..</text:span></text:p>
        <text:p text:style-name="P19"/>
        <text:p text:style-name="P16"><text:span text:style-name="T20">Secteur professionnel en lien avec la demande :</text:span><text:span text:style-name="T16"> ……………………………………………………………..….</text:span></text:p>
        <text:p text:style-name="P11"/>
        <text:p text:style-name="P11"/>
        <text:p text:style-name="P29"><text:soft-page-break/>ACTIVITE DU BENEFICIAIRE :</text:p>
        <text:p text:style-name="P28"><text:span text:style-name="T22"></text:span> <text:span text:style-name="T5">Emploi:</text:span><text:span text:style-name="T3"> </text:span></text:p>
        <text:p text:style-name="P31"/>
        <text:p text:style-name="P28"><text:span text:style-name="T20">Date de l’entrée en emploi prévu :</text:span><text:span text:style-name="T16"> ……………..</text:span></text:p>
        <text:p text:style-name="P28"><draw:frame draw:style-name="fr1" draw:name="Cadre20" text:anchor-type="char" svg:x="3.48cm" svg:y="0.577cm" svg:width="9.867cm" svg:height="0.66cm" draw:z-index="5"><draw:text-box><text:p text:style-name="P1">Menu déroulant</text:p></draw:text-box></draw:frame><text:span text:style-name="T20">Type de contrat :</text:span><text:span text:style-name="T16"> </text:span><text:span text:style-name="T5">CDI</text:span><text:span text:style-name="T3"> <text:s/></text:span><text:span text:style-name="T9"></text:span><text:span text:style-name="T3"> <text:s/></text:span><text:span text:style-name="T5">CDD</text:span><text:span text:style-name="T3"> </text:span><text:span text:style-name="T9"></text:span><text:span text:style-name="T3"> <text:s/></text:span><text:span text:style-name="T5">Contrat Aidé</text:span><text:span text:style-name="T3"> </text:span><text:span text:style-name="T9"></text:span><text:span text:style-name="T3"> <text:s/></text:span><text:span text:style-name="T5">Autres</text:span><text:span text:style-name="T20"> :</text:span><text:span text:style-name="T16"> ……………………………………………………</text:span></text:p>
        <text:p text:style-name="P32">Secteur d’Activité</text:p>
        <text:p text:style-name="P30"/>
        <text:p text:style-name="P28"><text:span text:style-name="T20">Nombre d’heures travaillées :</text:span><text:span text:style-name="T16"> …………</text:span></text:p>
        <text:p text:style-name="P28"><text:span text:style-name="T20">Nom et adresse de l’employeur :</text:span><text:span text:style-name="T16"> ……….……………………..……………………………………………………………………………………….. ……………………………………………………………………………………………………………………….</text:span></text:p>
        <text:p text:style-name="P30"/>
        <text:p text:style-name="P28"><text:span text:style-name="T22"></text:span> <text:span text:style-name="T5">Formation</text:span><text:span text:style-name="T11"> </text:span><text:span text:style-name="T1"><text:s text:c="4"/></text:span><text:span text:style-name="T8"></text:span><text:span text:style-name="T1"> </text:span><text:span text:style-name="T5">Création d’entreprise</text:span> </text:p>
        <text:p text:style-name="P18">IDENTITE DU REFERENT :</text:p>
        <text:p text:style-name="P19"/>
        <text:p text:style-name="P16"><text:span text:style-name="T5">Organisme</text:span><text:span text:style-name="T3">:</text:span><text:span text:style-name="T16"> ……………………………………………………………………………………………………</text:span></text:p>
        <text:p text:style-name="P19"/>
        <text:p text:style-name="P16"><text:span text:style-name="T4">Nom du Référent</text:span><text:span text:style-name="T19"> :</text:span><text:span text:style-name="T16"> ……………………………………………………………………………………………</text:span></text:p>
        <text:p text:style-name="P19"/>
        <text:p text:style-name="P16"><text:span text:style-name="T4">Adresse </text:span><text:span text:style-name="T3">: <text:tab/>Numéro de voie – Type de voie – Nom de la rue –Complément d’adresse</text:span></text:p>
        <text:p text:style-name="P22"><text:tab/><text:tab/>Code postal - Ville</text:p>
        <text:p text:style-name="P16"><text:span text:style-name="T19">Tél. : </text:span><text:span text:style-name="T16">………………………………….</text:span></text:p>
        <text:p text:style-name="P10"/>
        <text:p text:style-name="P12"><text:span text:style-name="T27">NATURE DE LA DEMANDE </text:span>:</text:p>
        <text:p text:style-name="P12"><text:s/><text:span text:style-name="T17">En fonction du type d’aide demandée</text:span> <text:span text:style-name="T17">(</text:span><text:span text:style-name="T28">FORMATION  QUALIFIANTE, ACTION DE PROFESSIONNALISATION DES CONTRATS AIDES ET SALARIES DANS LES</text:span><text:span text:style-name="T29"> </text:span><text:span text:style-name="T28">SIAE, PERMIS DE CONDUIRE B …) </text:span><text:span text:style-name="T18">rendre obligatoire les zones en rouge quand le type d’aide est coché</text:span></text:p>
        <text:p text:style-name="P33"><text:span text:style-name="T10"></text:span><text:span text:style-name="T5"> FORMATION  QUALIFIANTE / PERMIS C OU D + FIMO</text:span><text:span text:style-name="T20"> :</text:span></text:p>
        <text:p text:style-name="P34"/>
        <text:p text:style-name="P33"><text:span text:style-name="T5">Intitulée de la formation</text:span><text:span text:style-name="T20"> :</text:span><text:span text:style-name="T16"> ……………………………………………………………………….</text:span></text:p>
        <text:p text:style-name="P35">…………………………………………………………………………………………………...</text:p>
        <text:p text:style-name="P35"/>
        <text:p text:style-name="P33"><text:span text:style-name="T5">Organisme de formation</text:span><text:span text:style-name="T20"> :</text:span><text:span text:style-name="T16"> ………………………………………………………………………</text:span></text:p>
        <text:p text:style-name="P35">…………………………………………………………………………………………………..</text:p>
        <text:p text:style-name="P35"/>
        <text:p text:style-name="P33"><text:span text:style-name="T5">Dates : Du</text:span><text:span text:style-name="T3">……………….. </text:span><text:span text:style-name="T5">Au</text:span><text:span text:style-name="T3"> ……………………….. </text:span><text:span text:style-name="T5">Durée (Heures) :</text:span><text:span text:style-name="T3"> ……………………..</text:span></text:p>
        <text:p text:style-name="P36"/>
        <text:p text:style-name="P33"><text:span text:style-name="T5">Mode de validation :</text:span><text:span text:style-name="T3"> ……………………………………………………………………………</text:span></text:p>
        <text:p text:style-name="P37"/>
        <text:p text:style-name="P33"><text:span text:style-name="T5">Coût de la formation :</text:span><text:span text:style-name="T3"> ………………… </text:span></text:p>
        <text:p text:style-name="P33"><text:span text:style-name="T5">Co-financeurs :</text:span><text:span text:style-name="T3"> ………………… ……………………. </text:span><text:span text:style-name="T5">Montant</text:span><text:span text:style-name="T20"> :</text:span> ……………………………</text:p>
        <text:p text:style-name="Text_20_body"><text:soft-page-break/><text:s/></text:p>
        <text:p text:style-name="P16"><text:span text:style-name="T10"></text:span><text:span text:style-name="T5"> ACTION DE PROFESSIONNALISATION DES CONTRATS AIDES ET SALARIES DANS LES</text:span><text:span text:style-name="T7"> </text:span><text:span text:style-name="T5">SIAE :</text:span><text:span text:style-name="T7"> </text:span></text:p>
        <text:p text:style-name="P27"/>
        <text:p text:style-name="P16"><text:span text:style-name="T20">Nom et adresse de l’employeur : </text:span><text:span text:style-name="T16">………………………………………………………………………………….</text:span></text:p>
        <text:p text:style-name="P19"><draw:frame draw:style-name="fr1" draw:name="Cadre21" text:anchor-type="char" svg:x="3.48cm" svg:y="0.104cm" svg:width="9.867cm" svg:height="0.66cm" draw:z-index="4"><draw:text-box><text:p text:style-name="P1">Menu déroulant</text:p></draw:text-box></draw:frame>……………………………………………………………………………………………………………………….</text:p>
        <text:p text:style-name="P23">Secteur d’activité</text:p>
        <text:p text:style-name="P16"><text:span text:style-name="T3">CI-RMA <text:s text:c="4"/></text:span><text:span text:style-name="T10"></text:span><text:span text:style-name="T3"> <text:s text:c="17"/>Contrat d’Avenir <text:s text:c="6"/></text:span><text:span text:style-name="T10"></text:span><text:span text:style-name="T12"> <text:s text:c="18"/></text:span><text:span text:style-name="T3">salarié en SIAE</text:span><text:span text:style-name="T1"> <text:s text:c="4"/></text:span><text:span text:style-name="T10"></text:span><text:span text:style-name="T12"> <text:s text:c="2"/></text:span></text:p>
        <text:p text:style-name="P22"/>
        <text:p text:style-name="P16"><text:span text:style-name="T3">Dates de la Convention : </text:span><text:span text:style-name="T5">Du</text:span><text:span text:style-name="T3">……………….. </text:span><text:span text:style-name="T5">Au </text:span><text:span text:style-name="T3">………………………..</text:span></text:p>
        <text:p text:style-name="P22"/>
        <text:p text:style-name="P16"><text:span text:style-name="T5">Intitulée de la formation :</text:span><text:span text:style-name="T3"> ………………………………………………………………………………………..</text:span></text:p>
        <text:p text:style-name="P22">………………………………………………………………………………………………….…………………..</text:p>
        <text:p text:style-name="P16"><text:span text:style-name="T5">Dates : Du</text:span><text:span text:style-name="T3">……………….. </text:span><text:span text:style-name="T5">Au </text:span><text:span text:style-name="T3">……………………….. </text:span><text:span text:style-name="T5">Durée (Heures) :</text:span><text:span text:style-name="T3"> ……………………..</text:span></text:p>
        <text:p text:style-name="P22"/>
        <text:p text:style-name="P16"><text:span text:style-name="T5">Mode de validation :</text:span><text:span text:style-name="T3"> ……………………………………………………………………………</text:span></text:p>
        <text:p text:style-name="P22"/>
        <text:p text:style-name="P16"><text:span text:style-name="T5">Coût de la formation :</text:span><text:span text:style-name="T3"> ……………</text:span><text:span text:style-name="T5"> Co-financeurs :</text:span><text:span text:style-name="T3"> …………………….. </text:span><text:span text:style-name="T5">Montant :</text:span> …………………….</text:p>
        <text:p text:style-name="Text_20_body"/>
        <text:p text:style-name="P16"><text:span text:style-name="T24"></text:span><text:span text:style-name="T30"> </text:span><text:span text:style-name="T5">PERMIS DE CONDUIRE B :</text:span></text:p>
        <text:p text:style-name="P24"/>
        <text:p text:style-name="P16"><text:span text:style-name="T5">Nom et adresse de l’auto-école</text:span><text:span text:style-name="T13"> :</text:span><text:span text:style-name="T1"> ……………………………………………………………………</text:span></text:p>
        <text:p text:style-name="P21">…………………………………………………………………………………………………..</text:p>
        <text:p text:style-name="P16"><text:span text:style-name="T8"></text:span><text:span text:style-name="T1"> <text:s text:c="2"/></text:span><text:span text:style-name="T5">Code</text:span><text:span text:style-name="T1"> <text:s text:c="6"/></text:span><text:span text:style-name="T8"></text:span><text:span text:style-name="T1"> <text:s/></text:span><text:span text:style-name="T5">Conduite</text:span></text:p>
        <text:p text:style-name="P16"><text:span text:style-name="T5">Nombre d’heures :</text:span><text:span text:style-name="T3"> ………. <text:s/></text:span><text:span text:style-name="T5">Coût de la formation</text:span><text:span text:style-name="T13"> : </text:span><text:span text:style-name="T1">…………………………….</text:span></text:p>
        <text:p text:style-name="P38"/>
        <text:p text:style-name="P16"><text:span text:style-name="T24"></text:span><text:span text:style-name="T30"> </text:span><text:span text:style-name="T5">AIDE A L’INSTALLATION : <text:s/></text:span><text:span text:style-name="T8"></text:span><text:span text:style-name="T1"> <text:s/></text:span><text:span text:style-name="T5">Aide à l’entrée dans le logement <text:s text:c="2"/></text:span><text:span text:style-name="T8"></text:span><text:span text:style-name="T1"> <text:s/></text:span><text:span text:style-name="T5">Aide au maintien au logement</text:span></text:p>
        <text:p text:style-name="P25"><draw:frame draw:style-name="fr1" draw:name="Cadre22" text:anchor-type="char" svg:x="1.893cm" svg:y="0.051cm" svg:width="13.36cm" svg:height="0.66cm" draw:z-index="1"><draw:text-box><text:p text:style-name="P1">Zone de texte</text:p></draw:text-box></draw:frame></text:p>
        <text:p text:style-name="P16"><text:span text:style-name="T5">Besoins :</text:span><text:span text:style-name="T3"> </text:span></text:p>
        <text:p text:style-name="P16"><text:span text:style-name="T5">Montant : </text:span><text:span text:style-name="T3">…………………</text:span></text:p>
        <text:p text:style-name="P13"/>
        <text:p text:style-name="P16"><text:span text:style-name="T10"></text:span><text:span text:style-name="T12"> </text:span><text:span text:style-name="T5">ACCOMPAGNEMENT A LA CREATION D’ENTREPRISE</text:span><text:span text:style-name="T13"> : </text:span></text:p>
        <text:p text:style-name="P26"/>
        <text:p text:style-name="P16"><text:span text:style-name="T13">Dispositif Nacre : <text:tab/>Oui <text:s/></text:span><text:span text:style-name="T10"></text:span><text:span text:style-name="T12"> </text:span><text:span text:style-name="T13"><text:s text:c="18"/><text:tab/>Non </text:span><text:span text:style-name="T10"></text:span><text:span text:style-name="T12"> </text:span><text:span text:style-name="T13"><text:s/></text:span></text:p>
        <text:p text:style-name="P16"><text:span text:style-name="T13">Dispositif Micro-crédit :<text:tab/>Oui <text:s/></text:span><text:span text:style-name="T10"></text:span><text:span text:style-name="T12"> </text:span><text:span text:style-name="T13"><text:s text:c="12"/><text:tab/><text:tab/>Non </text:span><text:span text:style-name="T10"></text:span><text:span text:style-name="T12"> </text:span><text:span text:style-name="T13"><text:s/></text:span></text:p>
        <text:p text:style-name="P16"><draw:frame draw:style-name="fr1" draw:name="Cadre23" text:anchor-type="char" svg:x="1.893cm" svg:y="0.155cm" svg:width="13.36cm" svg:height="0.66cm" draw:z-index="2"><draw:text-box><text:p text:style-name="P1">Zone de texte</text:p></draw:text-box></draw:frame><text:span text:style-name="T13">Projet</text:span><text:span text:style-name="T5"> :</text:span><text:span text:style-name="T3"> </text:span></text:p>
        <text:p text:style-name="P23"/>
        <text:p text:style-name="P16"><text:span text:style-name="T5">Montant : </text:span><text:span text:style-name="T3">…………………………..</text:span></text:p>
        <text:p text:style-name="P9"/>
        <text:p text:style-name="P16"><text:span text:style-name="T24"></text:span><text:span text:style-name="T30"> </text:span><text:span text:style-name="T5">ACQUISITION DE MATERIELS PROFESSIONNELS :</text:span><text:span text:style-name="T3"> </text:span></text:p>
        <text:p text:style-name="P24"/>
        <text:p text:style-name="P16"><draw:frame draw:style-name="fr1" draw:name="Cadre24" text:anchor-type="char" svg:x="1.893cm" svg:y="-0.026cm" svg:width="13.36cm" svg:height="0.66cm" draw:z-index="3"><draw:text-box><text:p text:style-name="P1">Zone de texte</text:p></draw:text-box></draw:frame><text:span text:style-name="T5">Besoins :</text:span><text:span text:style-name="T1"> ………………………………………………………………………………………...</text:span></text:p>
        <text:p text:style-name="P21">…………………………………………………………………………………………………..</text:p>
        <text:p text:style-name="P21"/>
        <text:p text:style-name="P16"><text:span text:style-name="T5">Montant :</text:span><text:span text:style-name="T3"> ……………………………………………</text:span></text:p>
        <text:p text:style-name="Text_20_body"/>
        <text:p text:style-name="P39"><text:span text:style-name="T24"></text:span><text:span text:style-name="T30"> </text:span><text:span text:style-name="T5">AIDE A LA LOCATION D’UN VEHICULE D’INSERTION</text:span><text:span text:style-name="T13"> :</text:span><text:span text:style-name="T14"> </text:span></text:p>
        <text:p text:style-name="P41"/>
        <text:p text:style-name="P39"><text:span text:style-name="T5">Société de location :</text:span><text:span text:style-name="T13"> </text:span><text:span text:style-name="T1">………………………………………………………………………………</text:span></text:p>
        <text:p text:style-name="P40">………………………………………………………………………………………………….</text:p>
        <text:p text:style-name="P39"><text:span text:style-name="T5">Durée de location :</text:span><text:span text:style-name="T1"> …………………….. <text:s/></text:span><text:span text:style-name="T5">Montant :</text:span><text:span text:style-name="T1"> …………………..</text:span></text:p>
        <text:p text:style-name="Text_20_body"/>
        <text:p text:style-name="Text_20_body"/>
        <text:p text:style-name="Text_20_body"/>
        <text:p text:style-name="P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3T17:15:23</meta:creation-date>
    <dc:date>2009-11-13T17:50:48</dc:date>
    <meta:editing-duration>PT00H31M32S</meta:editing-duration>
    <meta:editing-cycles>6</meta:editing-cycles>
    <meta:generator>OpenOffice.org/3.0$Linux OpenOffice.org_project/300m15$Build-9379</meta:generator>
    <meta:document-statistic meta:table-count="1" meta:image-count="0" meta:object-count="0" meta:page-count="4" meta:paragraph-count="86" meta:word-count="530" meta:character-count="3846"/>
  </office:meta>
</office:document-meta>
</file>